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06e0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06e0c"/>
    </style:style>
    <style:style style:name="ce2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4c7dc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MBR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part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part1</text:p>
          </table:table-cell>
          <table:covered-table-cell/>
          <table:table-cell table:style-name="ce3" office:value-type="string" calcext:value-type="string" table:number-columns-spanned="2" table:number-rows-spanned="1">
            <text:p>part2</text:p>
          </table:table-cell>
          <table:covered-table-cell/>
          <table:table-cell table:style-name="ce3" office:value-type="string" calcext:value-type="string" table:number-columns-spanned="2" table:number-rows-spanned="1">
            <text:p>part3</text:p>
          </table:table-cell>
          <table:covered-table-cell/>
          <table:table-cell table:style-name="ce3" office:value-type="string" calcext:value-type="string" table:number-columns-spanned="2" table:number-rows-spanned="1">
            <text:p>libre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amaño disco</text:p>
          </table:table-cell>
          <table:table-cell/>
          <table:table-cell office:value-type="string" calcext:value-type="string">
            <text:p>tamañ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Star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tDisp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untOcupa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MBR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part1</text:p>
          </table:table-cell>
          <table:covered-table-cell table:style-name="ce9"/>
          <table:table-cell office:value-type="string" calcext:value-type="string" table:number-columns-spanned="2" table:number-rows-spanned="1">
            <text:p>part2</text:p>
          </table:table-cell>
          <table:covered-table-cell/>
          <table:table-cell table:style-name="ce9" office:value-type="string" calcext:value-type="string" table:number-columns-spanned="2" table:number-rows-spanned="1">
            <text:p>part3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part4</text:p>
          </table:table-cell>
          <table:covered-table-cell table:style-name="ce9"/>
          <table:table-cell office:value-type="string" calcext:value-type="string">
            <text:p>libr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fin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64" calcext:value-type="float">
            <text:p>164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464" calcext:value-type="float">
            <text:p>464</text:p>
          </table:table-cell>
          <table:table-cell table:style-name="ce9" office:value-type="float" office:value="465" calcext:value-type="float">
            <text:p>465</text:p>
          </table:table-cell>
          <table:table-cell table:style-name="ce9" office:value-type="float" office:value="764" calcext:value-type="float">
            <text:p>76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amaño</text:p>
          </table:table-cell>
          <table:table-cell table:style-name="ce5" office:value-type="float" office:value="165" calcext:value-type="float">
            <text:p>165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/>
          <table:table-cell table:style-name="ce9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float" office:value="859" calcext:value-type="float" table:number-columns-spanned="8" table:number-rows-spanned="1">
            <text:p>859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12" office:value-type="float" office:value="759" calcext:value-type="float" table:number-columns-spanned="6" table:number-rows-spanned="1">
            <text:p>759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7"/>
          <table:table-cell table:style-name="ce14" office:value-type="float" office:value="559" calcext:value-type="float" table:number-columns-spanned="4" table:number-rows-spanned="1">
            <text:p>559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9"/>
          <table:table-cell table:style-name="ce16" office:value-type="float" office:value="259" calcext:value-type="float" table:number-columns-spanned="2" table:number-rows-spanned="1">
            <text:p>259</text:p>
          </table:table-cell>
          <table:covered-table-cell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string" calcext:value-type="string">
            <text:p>x</text:p>
          </table:table-cell>
          <table:table-cell table:style-name="ce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9" office:value-type="string" calcext:value-type="string">
            <text:p>EN 2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9" office:value-type="string" calcext:value-type="string">
            <text:p>EN 2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9"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9"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number-columns-repeated="2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9" office:value-type="string" calcext:value-type="string">
            <text:p>EN 3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9" office:value-type="string" calcext:value-type="string">
            <text:p>EN 3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string" calcext:value-type="string">
            <text:p>EN 4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9" office:value-type="string" calcext:value-type="string">
            <text:p>EN 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09:09.327962535</meta:creation-date>
    <meta:editing-duration>P2DT11H2M44S</meta:editing-duration>
    <meta:editing-cycles>6</meta:editing-cycles>
    <meta:generator>LibreOffice/7.3.7.2$Linux_X86_64 LibreOffice_project/30$Build-2</meta:generator>
    <dc:date>2024-03-09T18:39:17.517058877</dc:date>
    <meta:document-statistic meta:table-count="1" meta:cell-count="189" meta:object-count="0"/>
  </office:meta>
</office:document-meta>
</file>